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333333" fo:border-left="0.74pt solid #000000" fo:border-right="none" fo:border-top="0.74pt solid #000000"/>
    </style:style>
    <style:style style:name="ce19" style:family="table-cell" style:parent-style-name="Default">
      <style:table-cell-properties fo:border-bottom="none" fo:background-color="#1c1c1c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ackground-color="#1c1c1c" fo:border-left="0.74pt solid #000000" fo:border-right="none" fo:border-top="none"/>
    </style:style>
    <style:style style:name="ce21" style:family="table-cell" style:parent-style-name="Default">
      <style:table-cell-properties fo:border-bottom="none" fo:background-color="#333333" style:text-align-source="fix" style:repeat-content="false" fo:border-left="none" fo:border-right="none" fo:border-top="0.74pt solid #000000"/>
      <style:paragraph-properties fo:text-align="center" fo:margin-left="0in"/>
    </style:style>
    <style:style style:name="ce23" style:family="table-cell" style:parent-style-name="Default">
      <style:table-cell-properties fo:border-bottom="none" fo:background-color="#1c1c1c" fo:border-left="none" fo:border-right="none" fo:border-top="0.74pt solid #000000" style:vertical-align="middle"/>
    </style:style>
    <style:style style:name="ce2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27" style:family="table-cell" style:parent-style-name="Default">
      <style:table-cell-properties fo:border-bottom="none" fo:background-color="#333333" fo:border-left="none" fo:border-right="none" fo:border-top="0.74pt solid #000000"/>
    </style:style>
    <style:style style:name="ce28" style:family="table-cell" style:parent-style-name="Default">
      <style:table-cell-properties fo:border-bottom="none" fo:background-color="#1c1c1c" fo:border-left="none" fo:border-right="none" fo:border-top="0.74pt solid #00000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333333" fo:border-left="none" fo:border-right="0.74pt solid #000000" fo:border-top="0.74pt solid #000000"/>
    </style:style>
    <style:style style:name="ce31" style:family="table-cell" style:parent-style-name="Default">
      <style:table-cell-properties fo:border-bottom="none" fo:background-color="#1c1c1c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atience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9"/>
        <table:table-column table:style-name="co5" table:default-cell-style-name="ce25"/>
        <table:table-column table:style-name="co6" table:default-cell-style-name="ce25"/>
        <table:table-column table:style-name="co7" table:default-cell-style-name="ce29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  <table:table-cell table:style-name="Default" table:number-columns-repeated="6"/>
          <table:table-cell table:number-columns-repeated="7"/>
        </table:table-row>
        <table:table-row table:style-name="ro2">
          <table:table-cell table:style-name="ce1" table:number-columns-repeated="3"/>
          <table:table-cell table:style-name="ce5"/>
          <table:table-cell table:style-name="ce1" table:number-columns-repeated="3"/>
          <table:table-cell table:style-name="ce14" office:value-type="string" calcext:value-type="string" table:number-columns-spanned="7" table:number-rows-spanned="1">
            <text:p>Kernel size: 3</text:p>
          </table:table-cell>
          <table:covered-table-cell table:style-name="ce21"/>
          <table:covered-table-cell table:number-columns-repeated="4" table:style-name="ce27"/>
          <table:covered-table-cell table:style-name="ce30"/>
          <table:table-cell table:style-name="ce1" table:number-columns-repeated="3"/>
          <table:table-cell table:style-name="ce5"/>
          <table:table-cell table:style-name="ce1" table:number-columns-repeated="3"/>
        </table:table-row>
        <table:table-row table:style-name="ro1">
          <table:table-cell table:number-columns-repeated="7"/>
          <table:table-cell table:style-name="ce15"/>
          <table:table-cell table:style-name="ce23" office:value-type="string" calcext:value-type="string">
            <text:p>CNN_small</text:p>
          </table:table-cell>
          <table:table-cell table:style-name="ce23" office:value-type="string" calcext:value-type="string">
            <text:p>CNN_medium</text:p>
          </table:table-cell>
          <table:table-cell table:style-name="ce28" office:value-type="string" calcext:value-type="string">
            <text:p>CNN_big</text:p>
          </table:table-cell>
          <table:table-cell table:style-name="ce23" office:value-type="string" calcext:value-type="string">
            <text:p>FNN_small</text:p>
          </table:table-cell>
          <table:table-cell table:style-name="ce23" office:value-type="string" calcext:value-type="string">
            <text:p>FNN_medium</text:p>
          </table:table-cell>
          <table:table-cell table:style-name="ce31" office:value-type="string" calcext:value-type="string">
            <text:p>FNN_big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9" office:value-type="string" calcext:value-type="string">
            <text:p>MNIST</text:p>
          </table:table-cell>
          <table:table-cell table:formula="of:=8565/9984" office:value-type="percentage" office:value="0.857872596153846" calcext:value-type="percentage">
            <text:p>85.79%</text:p>
          </table:table-cell>
          <table:table-cell table:formula="of:=9767/9984" office:value-type="percentage" office:value="0.978265224358974" calcext:value-type="percentage">
            <text:p>97.83%</text:p>
          </table:table-cell>
          <table:table-cell office:value-type="string" calcext:value-type="string">
            <text:p>-</text:p>
          </table:table-cell>
          <table:table-cell table:formula="of:=9597/9984" office:value-type="percentage" office:value="0.961237980769231" calcext:value-type="percentage">
            <text:p>96.12%</text:p>
          </table:table-cell>
          <table:table-cell table:formula="of:=9745/9984" office:value-type="percentage" office:value="0.976061698717949" calcext:value-type="percentage">
            <text:p>97.61%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9" office:value-type="string" calcext:value-type="string">
            <text:p>FashionMNIST</text:p>
          </table:table-cell>
          <table:table-cell table:formula="of:=7606/9984" office:value-type="percentage" office:value="0.76181891025641" calcext:value-type="percentage">
            <text:p>76.18%</text:p>
          </table:table-cell>
          <table:table-cell table:formula="of:=8754/9984" office:value-type="percentage" office:value="0.876802884615385" calcext:value-type="percentage">
            <text:p>87.68%</text:p>
          </table:table-cell>
          <table:table-cell office:value-type="string" calcext:value-type="string">
            <text:p>-</text:p>
          </table:table-cell>
          <table:table-cell table:formula="of:=7827/9984" office:value-type="percentage" office:value="0.783954326923077" calcext:value-type="percentage">
            <text:p>78.40%</text:p>
          </table:table-cell>
          <table:table-cell table:formula="of:=8647/9984" office:value-type="percentage" office:value="0.866085737179487" calcext:value-type="percentage">
            <text:p>86.61%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0" office:value-type="string" calcext:value-type="string">
            <text:p>CAT_DOG</text:p>
          </table:table-cell>
          <table:table-cell table:formula="of:=4113/6144" office:value-type="percentage" office:value="0.66943359375" calcext:value-type="percentage">
            <text:p>66.94%</text:p>
          </table:table-cell>
          <table:table-cell table:formula="of:=4302/6144" office:value-type="percentage" office:value="0.7001953125" calcext:value-type="percentage">
            <text:p>70.02%</text:p>
          </table:table-cell>
          <table:table-cell table:style-name="ce25" table:formula="of:=5261/6144" office:value-type="percentage" office:value="0.856282552083333" calcext:value-type="percentage">
            <text:p>85.63%</text:p>
          </table:table-cell>
          <table:table-cell table:formula="of:=3671/6144" office:value-type="percentage" office:value="0.597493489583333" calcext:value-type="percentage">
            <text:p>59.75%</text:p>
          </table:table-cell>
          <table:table-cell table:formula="of:=3729/6144" office:value-type="percentage" office:value="0.60693359375" calcext:value-type="percentage">
            <text:p>60.69%</text:p>
          </table:table-cell>
          <table:table-cell table:style-name="ce25" table:formula="of:=3728/6144" office:value-type="percentage" office:value="0.606770833333333" calcext:value-type="percentage">
            <text:p>60.68%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/>
          <table:table-cell table:style-name="ce9" table:number-columns-repeated="5"/>
          <table:table-cell table:style-name="ce1"/>
          <table:table-cell table:number-columns-repeated="7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7" table:number-rows-spanned="1">
            <text:p>Kernel size: 5</text:p>
          </table:table-cell>
          <table:covered-table-cell table:style-name="ce21"/>
          <table:covered-table-cell table:number-columns-repeated="4" table:style-name="ce27"/>
          <table:covered-table-cell table:style-name="ce30"/>
          <table:table-cell table:number-columns-repeated="7"/>
        </table:table-row>
        <table:table-row table:style-name="ro1">
          <table:table-cell table:number-columns-repeated="7"/>
          <table:table-cell table:style-name="ce15"/>
          <table:table-cell table:style-name="ce23" office:value-type="string" calcext:value-type="string">
            <text:p>CNN_small</text:p>
          </table:table-cell>
          <table:table-cell table:style-name="ce23" office:value-type="string" calcext:value-type="string">
            <text:p>CNN_medium</text:p>
          </table:table-cell>
          <table:table-cell table:style-name="ce28" office:value-type="string" calcext:value-type="string">
            <text:p>CNN_big</text:p>
          </table:table-cell>
          <table:table-cell table:style-name="ce23" office:value-type="string" calcext:value-type="string">
            <text:p>FNN_small</text:p>
          </table:table-cell>
          <table:table-cell table:style-name="ce23" office:value-type="string" calcext:value-type="string">
            <text:p>FNN_medium</text:p>
          </table:table-cell>
          <table:table-cell table:style-name="ce31" office:value-type="string" calcext:value-type="string">
            <text:p>FNN_big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9" office:value-type="string" calcext:value-type="string">
            <text:p>MNIST</text:p>
          </table:table-cell>
          <table:table-cell table:formula="of:=9613/9984" office:value-type="percentage" office:value="0.962840544871795" calcext:value-type="percentage">
            <text:p>96.28%</text:p>
          </table:table-cell>
          <table:table-cell table:formula="of:=9880/9984" office:value-type="percentage" office:value="0.989583333333333" calcext:value-type="percentage">
            <text:p>98.96%</text:p>
          </table:table-cell>
          <table:table-cell office:value-type="string" calcext:value-type="string">
            <text:p>-</text:p>
          </table:table-cell>
          <table:table-cell table:formula="of:=9628/9984" office:value-type="percentage" office:value="0.964342948717949" calcext:value-type="percentage">
            <text:p>96.43%</text:p>
          </table:table-cell>
          <table:table-cell table:formula="of:=9811/9984" office:value-type="percentage" office:value="0.982672275641026" calcext:value-type="percentage">
            <text:p>98.27%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9" office:value-type="string" calcext:value-type="string">
            <text:p>FashionMNIST</text:p>
          </table:table-cell>
          <table:table-cell table:formula="of:=8285/9984" office:value-type="percentage" office:value="0.829827724358974" calcext:value-type="percentage">
            <text:p>82.98%</text:p>
          </table:table-cell>
          <table:table-cell table:formula="of:=8794/9984" office:value-type="percentage" office:value="0.880809294871795" calcext:value-type="percentage">
            <text:p>88.08%</text:p>
          </table:table-cell>
          <table:table-cell office:value-type="string" calcext:value-type="string">
            <text:p>-</text:p>
          </table:table-cell>
          <table:table-cell table:formula="of:=8148/9984" office:value-type="percentage" office:value="0.816105769230769" calcext:value-type="percentage">
            <text:p>81.61%</text:p>
          </table:table-cell>
          <table:table-cell table:formula="of:=8704/9984" office:value-type="percentage" office:value="0.871794871794872" calcext:value-type="percentage">
            <text:p>87.18%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0" office:value-type="string" calcext:value-type="string">
            <text:p>CAT_DOG</text:p>
          </table:table-cell>
          <table:table-cell table:formula="of:=4296/6144" office:value-type="percentage" office:value="0.69921875" calcext:value-type="percentage">
            <text:p>69.92%</text:p>
          </table:table-cell>
          <table:table-cell table:formula="of:=4870/6144" office:value-type="percentage" office:value="0.792643229166667" calcext:value-type="percentage">
            <text:p>79.26%</text:p>
          </table:table-cell>
          <table:table-cell table:style-name="ce25" table:formula="of:=5396/6144" office:value-type="percentage" office:value="0.878255208333333" calcext:value-type="percentage">
            <text:p>87.83%</text:p>
          </table:table-cell>
          <table:table-cell table:formula="of:=3625/6144" office:value-type="percentage" office:value="0.590006510416667" calcext:value-type="percentage">
            <text:p>59.00%</text:p>
          </table:table-cell>
          <table:table-cell table:formula="of:=4191/6144" office:value-type="percentage" office:value="0.68212890625" calcext:value-type="percentage">
            <text:p>68.21%</text:p>
          </table:table-cell>
          <table:table-cell table:style-name="ce25" table:formula="of:=4933/6144" office:value-type="percentage" office:value="0.802897135416667" calcext:value-type="percentage">
            <text:p>80.29%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/>
          <table:table-cell table:style-name="Default" table:number-columns-repeated="5"/>
          <table:table-cell table:style-name="ce1"/>
          <table:table-cell table:number-columns-repeated="7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7" table:number-rows-spanned="1">
            <text:p>Kernel size: 7</text:p>
          </table:table-cell>
          <table:covered-table-cell table:style-name="ce21"/>
          <table:covered-table-cell table:number-columns-repeated="4" table:style-name="ce27"/>
          <table:covered-table-cell table:style-name="ce30"/>
          <table:table-cell table:number-columns-repeated="7"/>
        </table:table-row>
        <table:table-row table:style-name="ro1">
          <table:table-cell table:number-columns-repeated="7"/>
          <table:table-cell table:style-name="ce15"/>
          <table:table-cell table:style-name="ce23" office:value-type="string" calcext:value-type="string">
            <text:p>CNN_small</text:p>
          </table:table-cell>
          <table:table-cell table:style-name="ce23" office:value-type="string" calcext:value-type="string">
            <text:p>CNN_medium</text:p>
          </table:table-cell>
          <table:table-cell table:style-name="ce28" office:value-type="string" calcext:value-type="string">
            <text:p>CNN_big</text:p>
          </table:table-cell>
          <table:table-cell table:style-name="ce23" office:value-type="string" calcext:value-type="string">
            <text:p>FNN_small</text:p>
          </table:table-cell>
          <table:table-cell table:style-name="ce23" office:value-type="string" calcext:value-type="string">
            <text:p>FNN_medium</text:p>
          </table:table-cell>
          <table:table-cell table:style-name="ce31" office:value-type="string" calcext:value-type="string">
            <text:p>FNN_big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9" office:value-type="string" calcext:value-type="string">
            <text:p>MNIST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901/9984" office:value-type="percentage" office:value="0.991686698717949" calcext:value-type="percentage">
            <text:p>99.17%</text:p>
          </table:table-cell>
          <table:table-cell office:value-type="string" calcext:value-type="string">
            <text:p>-</text:p>
          </table:table-cell>
          <table:table-cell table:formula="of:=9686/9984" office:value-type="percentage" office:value="0.970152243589744" calcext:value-type="percentage">
            <text:p>97.02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9" office:value-type="string" calcext:value-type="string">
            <text:p>FashionMNIST</text:p>
          </table:table-cell>
          <table:table-cell table:formula="of:=8299/9984" office:value-type="percentage" office:value="0.831229967948718" calcext:value-type="percentage">
            <text:p>83.12%</text:p>
          </table:table-cell>
          <table:table-cell table:formula="of:=8773/9984" office:value-type="percentage" office:value="0.87870592948718" calcext:value-type="percentage">
            <text:p>87.87%</text:p>
          </table:table-cell>
          <table:table-cell office:value-type="string" calcext:value-type="string">
            <text:p>-</text:p>
          </table:table-cell>
          <table:table-cell table:formula="of:=8354/9984" office:value-type="percentage" office:value="0.836738782051282" calcext:value-type="percentage">
            <text:p>83.67%</text:p>
          </table:table-cell>
          <table:table-cell table:formula="of:=8701/9984" office:value-type="percentage" office:value="0.871494391025641" calcext:value-type="percentage">
            <text:p>87.15%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0" office:value-type="string" calcext:value-type="string">
            <text:p>CAT_DOG</text:p>
          </table:table-cell>
          <table:table-cell table:formula="of:=4313/6144" office:value-type="percentage" office:value="0.701985677083333" calcext:value-type="percentage">
            <text:p>70.20%</text:p>
          </table:table-cell>
          <table:table-cell table:formula="of:=5057/6144" office:value-type="percentage" office:value="0.823079427083333" calcext:value-type="percentage">
            <text:p>82.31%</text:p>
          </table:table-cell>
          <table:table-cell table:style-name="ce25" table:formula="of:=5162/6144" office:value-type="percentage" office:value="0.840169270833333" calcext:value-type="percentage">
            <text:p>84.02%</text:p>
          </table:table-cell>
          <table:table-cell table:formula="of:=3738/6144" office:value-type="percentage" office:value="0.6083984375" calcext:value-type="percentage">
            <text:p>60.84%</text:p>
          </table:table-cell>
          <table:table-cell table:formula="of:=4215/6144" office:value-type="percentage" office:value="0.68603515625" calcext:value-type="percentage">
            <text:p>68.60%</text:p>
          </table:table-cell>
          <table:table-cell table:style-name="ce25" table:formula="of:=4758/6144" office:value-type="percentage" office:value="0.7744140625" calcext:value-type="percentage">
            <text:p>77.44%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  <table:table-cell table:style-name="Default" table:number-columns-repeated="6"/>
          <table:table-cell table:number-columns-repeated="7"/>
        </table:table-row>
        <table:table-row table:style-name="ro1" table:number-rows-repeated="3">
          <table:table-cell/>
          <table:table-cell table:style-name="ce24" table:number-columns-repeated="6"/>
          <table:table-cell/>
          <table:table-cell table:style-name="ce24" table:number-columns-repeated="6"/>
          <table:table-cell/>
          <table:table-cell table:style-name="ce24" table:number-columns-repeated="6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6"/>
          <table:table-cell/>
          <table:table-cell table:style-name="ce2" table:number-columns-repeated="6"/>
        </table:table-row>
        <table:table-row table:style-name="ro1">
          <table:table-cell/>
          <table:table-cell table:style-name="ce24" table:number-columns-repeated="6"/>
          <table:table-cell/>
          <table:table-cell table:style-name="ce24" table:number-columns-repeated="6"/>
          <table:table-cell/>
          <table:table-cell table:style-name="ce24" table:number-columns-repeated="6"/>
        </table:table-row>
      </table:table>
      <table:table table:name="Patience 5" table:style-name="ta1">
        <table:table-column table:style-name="co8" table:number-columns-repeated="7" table:default-cell-style-name="Default"/>
        <table:table-column table:style-name="co1" table:default-cell-style-name="ce19"/>
        <table:table-column table:style-name="co2" table:default-cell-style-name="ce25"/>
        <table:table-column table:style-name="co3" table:default-cell-style-name="ce25"/>
        <table:table-column table:style-name="co4" table:default-cell-style-name="ce29"/>
        <table:table-column table:style-name="co5" table:default-cell-style-name="ce25"/>
        <table:table-column table:style-name="co6" table:default-cell-style-name="ce25"/>
        <table:table-column table:style-name="co7" table:default-cell-style-name="ce29"/>
        <table:table-row table:style-name="ro1"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7" table:number-rows-spanned="1">
            <text:p>Kernel size: 3</text:p>
          </table:table-cell>
          <table:covered-table-cell table:style-name="ce21" office:value-type="float" office:value="3" calcext:value-type="float">
            <text:p>3</text:p>
          </table:covered-table-cell>
          <table:covered-table-cell table:number-columns-repeated="4" table:style-name="ce27"/>
          <table:covered-table-cell table:style-name="ce30"/>
        </table:table-row>
        <table:table-row table:style-name="ro1">
          <table:table-cell table:number-columns-repeated="7"/>
          <table:table-cell table:style-name="ce15"/>
          <table:table-cell table:style-name="ce23" office:value-type="string" calcext:value-type="string">
            <text:p>CNN_small</text:p>
          </table:table-cell>
          <table:table-cell table:style-name="ce23" office:value-type="string" calcext:value-type="string">
            <text:p>CNN_medium</text:p>
          </table:table-cell>
          <table:table-cell table:style-name="ce28" office:value-type="string" calcext:value-type="string">
            <text:p>CNN_big</text:p>
          </table:table-cell>
          <table:table-cell table:style-name="ce23" office:value-type="string" calcext:value-type="string">
            <text:p>FNN_small</text:p>
          </table:table-cell>
          <table:table-cell table:style-name="ce23" office:value-type="string" calcext:value-type="string">
            <text:p>FNN_medium</text:p>
          </table:table-cell>
          <table:table-cell table:style-name="ce31" office:value-type="string" calcext:value-type="string">
            <text:p>FNN_bi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NIST</text:p>
          </table:table-cell>
          <table:table-cell table:formula="of:=8911/9984" office:value-type="percentage" office:value="0.892528044871795" calcext:value-type="percentage">
            <text:p>89.25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office:value-type="string" calcext:value-type="string">
            <text:p>-</text:p>
          </table:table-cell>
          <table:table-cell table:formula="of:=9597/9984" office:value-type="percentage" office:value="0.961237980769231" calcext:value-type="percentage">
            <text:p>96.12%</text:p>
          </table:table-cell>
          <table:table-cell table:formula="of:=9769/9984" office:value-type="percentage" office:value="0.978465544871795" calcext:value-type="percentage">
            <text:p>97.85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ashionMNIST</text:p>
          </table:table-cell>
          <table:table-cell table:formula="of:=8097/9984" office:value-type="percentage" office:value="0.810997596153846" calcext:value-type="percentage">
            <text:p>81.10%</text:p>
          </table:table-cell>
          <table:table-cell table:formula="of:=8754/9984" office:value-type="percentage" office:value="0.876802884615385" calcext:value-type="percentage">
            <text:p>87.68%</text:p>
          </table:table-cell>
          <table:table-cell office:value-type="string" calcext:value-type="string">
            <text:p>-</text:p>
          </table:table-cell>
          <table:table-cell table:formula="of:=8097/9984" office:value-type="percentage" office:value="0.810997596153846" calcext:value-type="percentage">
            <text:p>81.10%</text:p>
          </table:table-cell>
          <table:table-cell table:formula="of:=8725/9984" office:value-type="percentage" office:value="0.873898237179487" calcext:value-type="percentage">
            <text:p>87.3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CAT_DOG</text:p>
          </table:table-cell>
          <table:table-cell table:formula="of:=4062/6144" office:value-type="percentage" office:value="0.6611328125" calcext:value-type="percentage">
            <text:p>66.11%</text:p>
          </table:table-cell>
          <table:table-cell table:formula="of:=4940/6144" office:value-type="percentage" office:value="0.804036458333333" calcext:value-type="percentage">
            <text:p>80.40%</text:p>
          </table:table-cell>
          <table:table-cell table:style-name="ce25" table:formula="of:=5548/6144" office:value-type="percentage" office:value="0.902994791666667" calcext:value-type="percentage">
            <text:p>90.30%</text:p>
          </table:table-cell>
          <table:table-cell table:formula="of:=3671/6144" office:value-type="percentage" office:value="0.597493489583333" calcext:value-type="percentage">
            <text:p>59.75%</text:p>
          </table:table-cell>
          <table:table-cell table:formula="of:=3729/6144" office:value-type="percentage" office:value="0.60693359375" calcext:value-type="percentage">
            <text:p>60.69%</text:p>
          </table:table-cell>
          <table:table-cell table:style-name="ce25" table:formula="of:=3788/6144" office:value-type="percentage" office:value="0.616536458333333" calcext:value-type="percentage">
            <text:p>61.65%</text:p>
          </table:table-cell>
        </table:table-row>
        <table:table-row table:style-name="ro1">
          <table:table-cell table:number-columns-repeated="7"/>
          <table:table-cell table:style-name="ce1"/>
          <table:table-cell table:style-name="ce9" table:number-columns-repeated="5"/>
          <table:table-cell table:style-name="ce1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7" table:number-rows-spanned="1">
            <text:p>Kernel size: 5</text:p>
          </table:table-cell>
          <table:covered-table-cell table:style-name="ce21" office:value-type="float" office:value="5" calcext:value-type="float">
            <text:p>5</text:p>
          </table:covered-table-cell>
          <table:covered-table-cell table:number-columns-repeated="4" table:style-name="ce27"/>
          <table:covered-table-cell table:style-name="ce30"/>
        </table:table-row>
        <table:table-row table:style-name="ro1">
          <table:table-cell table:number-columns-repeated="7"/>
          <table:table-cell table:style-name="ce15"/>
          <table:table-cell table:style-name="ce23" office:value-type="string" calcext:value-type="string">
            <text:p>CNN_small</text:p>
          </table:table-cell>
          <table:table-cell table:style-name="ce23" office:value-type="string" calcext:value-type="string">
            <text:p>CNN_medium</text:p>
          </table:table-cell>
          <table:table-cell table:style-name="ce28" office:value-type="string" calcext:value-type="string">
            <text:p>CNN_big</text:p>
          </table:table-cell>
          <table:table-cell table:style-name="ce23" office:value-type="string" calcext:value-type="string">
            <text:p>FNN_small</text:p>
          </table:table-cell>
          <table:table-cell table:style-name="ce23" office:value-type="string" calcext:value-type="string">
            <text:p>FNN_medium</text:p>
          </table:table-cell>
          <table:table-cell table:style-name="ce31" office:value-type="string" calcext:value-type="string">
            <text:p>FNN_bi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NIST</text:p>
          </table:table-cell>
          <table:table-cell table:formula="of:=9744/9984" office:value-type="percentage" office:value="0.975961538461538" calcext:value-type="percentage">
            <text:p>97.60%</text:p>
          </table:table-cell>
          <table:table-cell table:formula="of:=9880/9984" office:value-type="percentage" office:value="0.989583333333333" calcext:value-type="percentage">
            <text:p>98.96%</text:p>
          </table:table-cell>
          <table:table-cell office:value-type="string" calcext:value-type="string">
            <text:p>-</text:p>
          </table:table-cell>
          <table:table-cell table:formula="of:=9756/9984" office:value-type="percentage" office:value="0.977163461538462" calcext:value-type="percentage">
            <text:p>97.72%</text:p>
          </table:table-cell>
          <table:table-cell table:formula="of:=9811/9984" office:value-type="percentage" office:value="0.982672275641026" calcext:value-type="percentage">
            <text:p>98.27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ashionMNIST</text:p>
          </table:table-cell>
          <table:table-cell table:formula="of:=8285/9984" office:value-type="percentage" office:value="0.829827724358974" calcext:value-type="percentage">
            <text:p>82.98%</text:p>
          </table:table-cell>
          <table:table-cell table:formula="of:=8927/9984" office:value-type="percentage" office:value="0.894130608974359" calcext:value-type="percentage">
            <text:p>89.41%</text:p>
          </table:table-cell>
          <table:table-cell office:value-type="string" calcext:value-type="string">
            <text:p>-</text:p>
          </table:table-cell>
          <table:table-cell table:formula="of:=8329/9984" office:value-type="percentage" office:value="0.834234775641026" calcext:value-type="percentage">
            <text:p>83.42%</text:p>
          </table:table-cell>
          <table:table-cell table:formula="of:=8704/9984" office:value-type="percentage" office:value="0.871794871794872" calcext:value-type="percentage">
            <text:p>87.1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CAT_DOG</text:p>
          </table:table-cell>
          <table:table-cell table:formula="of:=4296/6144" office:value-type="percentage" office:value="0.69921875" calcext:value-type="percentage">
            <text:p>69.92%</text:p>
          </table:table-cell>
          <table:table-cell table:formula="of:=5348/6144" office:value-type="percentage" office:value="0.870442708333333" calcext:value-type="percentage">
            <text:p>87.04%</text:p>
          </table:table-cell>
          <table:table-cell table:style-name="ce25" table:formula="of:=5397/6144" office:value-type="percentage" office:value="0.87841796875" calcext:value-type="percentage">
            <text:p>87.84%</text:p>
          </table:table-cell>
          <table:table-cell table:formula="of:=3720/6144" office:value-type="percentage" office:value="0.60546875" calcext:value-type="percentage">
            <text:p>60.55%</text:p>
          </table:table-cell>
          <table:table-cell table:formula="of:=4384/6144" office:value-type="percentage" office:value="0.713541666666667" calcext:value-type="percentage">
            <text:p>71.35%</text:p>
          </table:table-cell>
          <table:table-cell table:style-name="ce25" table:formula="of:=4933/6144" office:value-type="percentage" office:value="0.802897135416667" calcext:value-type="percentage">
            <text:p>80.29%</text:p>
          </table:table-cell>
        </table:table-row>
        <table:table-row table:style-name="ro1">
          <table:table-cell table:number-columns-repeated="7"/>
          <table:table-cell table:style-name="ce1"/>
          <table:table-cell table:style-name="Default" table:number-columns-repeated="5"/>
          <table:table-cell table:style-name="ce1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7" table:number-rows-spanned="1">
            <text:p>Kernel size: 7</text:p>
          </table:table-cell>
          <table:covered-table-cell table:style-name="ce21" office:value-type="float" office:value="7" calcext:value-type="float">
            <text:p>7</text:p>
          </table:covered-table-cell>
          <table:covered-table-cell table:number-columns-repeated="4" table:style-name="ce27"/>
          <table:covered-table-cell table:style-name="ce30"/>
        </table:table-row>
        <table:table-row table:style-name="ro1">
          <table:table-cell table:number-columns-repeated="7"/>
          <table:table-cell table:style-name="ce15"/>
          <table:table-cell table:style-name="ce23" office:value-type="string" calcext:value-type="string">
            <text:p>CNN_small</text:p>
          </table:table-cell>
          <table:table-cell table:style-name="ce23" office:value-type="string" calcext:value-type="string">
            <text:p>CNN_medium</text:p>
          </table:table-cell>
          <table:table-cell table:style-name="ce28" office:value-type="string" calcext:value-type="string">
            <text:p>CNN_big</text:p>
          </table:table-cell>
          <table:table-cell table:style-name="ce23" office:value-type="string" calcext:value-type="string">
            <text:p>FNN_small</text:p>
          </table:table-cell>
          <table:table-cell table:style-name="ce23" office:value-type="string" calcext:value-type="string">
            <text:p>FNN_medium</text:p>
          </table:table-cell>
          <table:table-cell table:style-name="ce31" office:value-type="string" calcext:value-type="string">
            <text:p>FNN_bi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NIST</text:p>
          </table:table-cell>
          <table:table-cell table:formula="of:=9820/9984" office:value-type="percentage" office:value="0.983573717948718" calcext:value-type="percentage">
            <text:p>98.36%</text:p>
          </table:table-cell>
          <table:table-cell table:formula="of:=9901/9984" office:value-type="percentage" office:value="0.991686698717949" calcext:value-type="percentage">
            <text:p>99.17%</text:p>
          </table:table-cell>
          <table:table-cell office:value-type="string" calcext:value-type="string">
            <text:p>-</text:p>
          </table:table-cell>
          <table:table-cell table:formula="of:=9745/9984" office:value-type="percentage" office:value="0.976061698717949" calcext:value-type="percentage">
            <text:p>97.61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ashionMNIST</text:p>
          </table:table-cell>
          <table:table-cell table:formula="of:=8559/9984" office:value-type="percentage" office:value="0.857271634615385" calcext:value-type="percentage">
            <text:p>85.73%</text:p>
          </table:table-cell>
          <table:table-cell table:formula="of:=8924/9984" office:value-type="percentage" office:value="0.893830128205128" calcext:value-type="percentage">
            <text:p>89.38%</text:p>
          </table:table-cell>
          <table:table-cell office:value-type="string" calcext:value-type="string">
            <text:p>-</text:p>
          </table:table-cell>
          <table:table-cell table:formula="of:=8605/9984" office:value-type="percentage" office:value="0.861879006410256" calcext:value-type="percentage">
            <text:p>86.19%</text:p>
          </table:table-cell>
          <table:table-cell table:formula="of:=8701/9984" office:value-type="percentage" office:value="0.871494391025641" calcext:value-type="percentage">
            <text:p>87.15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CAT_DOG</text:p>
          </table:table-cell>
          <table:table-cell table:formula="of:=4260/6144" office:value-type="percentage" office:value="0.693359375" calcext:value-type="percentage">
            <text:p>69.34%</text:p>
          </table:table-cell>
          <table:table-cell table:formula="of:=5252/6144" office:value-type="percentage" office:value="0.854817708333333" calcext:value-type="percentage">
            <text:p>85.48%</text:p>
          </table:table-cell>
          <table:table-cell table:style-name="ce25" table:formula="of:=5180/6144" office:value-type="percentage" office:value="0.843098958333333" calcext:value-type="percentage">
            <text:p>84.31%</text:p>
          </table:table-cell>
          <table:table-cell table:formula="of:=3738/6144" office:value-type="percentage" office:value="0.6083984375" calcext:value-type="percentage">
            <text:p>60.84%</text:p>
          </table:table-cell>
          <table:table-cell table:formula="of:=4686/6144" office:value-type="percentage" office:value="0.7626953125" calcext:value-type="percentage">
            <text:p>76.27%</text:p>
          </table:table-cell>
          <table:table-cell table:style-name="ce25" table:formula="of:=4944/6144" office:value-type="percentage" office:value="0.8046875" calcext:value-type="percentage">
            <text:p>80.47%</text:p>
          </table:table-cell>
        </table:table-row>
      </table:table>
      <table:table table:name="Patience 7" table:style-name="ta1">
        <table:table-column table:style-name="co8" table:number-columns-repeated="7" table:default-cell-style-name="Default"/>
        <table:table-column table:style-name="co1" table:default-cell-style-name="ce19"/>
        <table:table-column table:style-name="co2" table:default-cell-style-name="ce25"/>
        <table:table-column table:style-name="co3" table:default-cell-style-name="ce25"/>
        <table:table-column table:style-name="co4" table:default-cell-style-name="ce29"/>
        <table:table-column table:style-name="co5" table:default-cell-style-name="ce25"/>
        <table:table-column table:style-name="co6" table:default-cell-style-name="ce25"/>
        <table:table-column table:style-name="co7" table:default-cell-style-name="ce29"/>
        <table:table-row table:style-name="ro1">
          <table:table-cell table:number-columns-repeated="7"/>
          <table:table-cell table:style-name="Default" table:number-columns-repeated="7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7" table:number-rows-spanned="1">
            <text:p>Kernel size: 3</text:p>
          </table:table-cell>
          <table:covered-table-cell table:style-name="ce21" office:value-type="float" office:value="3" calcext:value-type="float">
            <text:p>3</text:p>
          </table:covered-table-cell>
          <table:covered-table-cell table:number-columns-repeated="4" table:style-name="ce27"/>
          <table:covered-table-cell table:style-name="ce30"/>
        </table:table-row>
        <table:table-row table:style-name="ro1">
          <table:table-cell table:number-columns-repeated="7"/>
          <table:table-cell table:style-name="ce15"/>
          <table:table-cell table:style-name="ce23" office:value-type="string" calcext:value-type="string">
            <text:p>CNN_small</text:p>
          </table:table-cell>
          <table:table-cell table:style-name="ce23" office:value-type="string" calcext:value-type="string">
            <text:p>CNN_medium</text:p>
          </table:table-cell>
          <table:table-cell table:style-name="ce28" office:value-type="string" calcext:value-type="string">
            <text:p>CNN_big</text:p>
          </table:table-cell>
          <table:table-cell table:style-name="ce23" office:value-type="string" calcext:value-type="string">
            <text:p>FNN_small</text:p>
          </table:table-cell>
          <table:table-cell table:style-name="ce23" office:value-type="string" calcext:value-type="string">
            <text:p>FNN_medium</text:p>
          </table:table-cell>
          <table:table-cell table:style-name="ce31" office:value-type="string" calcext:value-type="string">
            <text:p>FNN_bi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NIST</text:p>
          </table:table-cell>
          <table:table-cell table:formula="of:=9058/9984" office:value-type="percentage" office:value="0.907251602564103" calcext:value-type="percentage">
            <text:p>90.73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office:value-type="string" calcext:value-type="string">
            <text:p>-</text:p>
          </table:table-cell>
          <table:table-cell table:formula="of:=9668/9984" office:value-type="percentage" office:value="0.968349358974359" calcext:value-type="percentage">
            <text:p>96.83%</text:p>
          </table:table-cell>
          <table:table-cell table:formula="of:=9769/9984" office:value-type="percentage" office:value="0.978465544871795" calcext:value-type="percentage">
            <text:p>97.85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ashionMNIST</text:p>
          </table:table-cell>
          <table:table-cell table:formula="of:=8097/9984" office:value-type="percentage" office:value="0.810997596153846" calcext:value-type="percentage">
            <text:p>81.10%</text:p>
          </table:table-cell>
          <table:table-cell table:formula="of:=8844/9984" office:value-type="percentage" office:value="0.885817307692308" calcext:value-type="percentage">
            <text:p>88.58%</text:p>
          </table:table-cell>
          <table:table-cell office:value-type="string" calcext:value-type="string">
            <text:p>-</text:p>
          </table:table-cell>
          <table:table-cell table:formula="of:=8223/9984" office:value-type="percentage" office:value="0.823617788461538" calcext:value-type="percentage">
            <text:p>82.36%</text:p>
          </table:table-cell>
          <table:table-cell table:formula="of:=8762/9984" office:value-type="percentage" office:value="0.877604166666667" calcext:value-type="percentage">
            <text:p>87.76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CAT_DOG</text:p>
          </table:table-cell>
          <table:table-cell table:formula="of:=4217/6144" office:value-type="percentage" office:value="0.686360677083333" calcext:value-type="percentage">
            <text:p>68.64%</text:p>
          </table:table-cell>
          <table:table-cell table:formula="of:=4933/6144" office:value-type="percentage" office:value="0.802897135416667" calcext:value-type="percentage">
            <text:p>80.29%</text:p>
          </table:table-cell>
          <table:table-cell table:style-name="ce25" table:formula="of:=5547/6144" office:value-type="percentage" office:value="0.90283203125" calcext:value-type="percentage">
            <text:p>90.28%</text:p>
          </table:table-cell>
          <table:table-cell table:formula="of:=3738/6144" office:value-type="percentage" office:value="0.6083984375" calcext:value-type="percentage">
            <text:p>60.84%</text:p>
          </table:table-cell>
          <table:table-cell table:formula="of:=3744/6144" office:value-type="percentage" office:value="0.609375" calcext:value-type="percentage">
            <text:p>60.94%</text:p>
          </table:table-cell>
          <table:table-cell table:style-name="ce25" table:formula="of:=4413/6144" office:value-type="percentage" office:value="0.71826171875" calcext:value-type="percentage">
            <text:p>71.83%</text:p>
          </table:table-cell>
        </table:table-row>
        <table:table-row table:style-name="ro1">
          <table:table-cell table:number-columns-repeated="7"/>
          <table:table-cell table:style-name="ce1"/>
          <table:table-cell table:style-name="ce9" table:number-columns-repeated="5"/>
          <table:table-cell table:style-name="ce1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7" table:number-rows-spanned="1">
            <text:p>Kernel size: 5</text:p>
          </table:table-cell>
          <table:covered-table-cell table:style-name="ce21" office:value-type="float" office:value="5" calcext:value-type="float">
            <text:p>5</text:p>
          </table:covered-table-cell>
          <table:covered-table-cell table:number-columns-repeated="4" table:style-name="ce27"/>
          <table:covered-table-cell table:style-name="ce30"/>
        </table:table-row>
        <table:table-row table:style-name="ro1">
          <table:table-cell table:number-columns-repeated="7"/>
          <table:table-cell table:style-name="ce15"/>
          <table:table-cell table:style-name="ce23" office:value-type="string" calcext:value-type="string">
            <text:p>CNN_small</text:p>
          </table:table-cell>
          <table:table-cell table:style-name="ce23" office:value-type="string" calcext:value-type="string">
            <text:p>CNN_medium</text:p>
          </table:table-cell>
          <table:table-cell table:style-name="ce28" office:value-type="string" calcext:value-type="string">
            <text:p>CNN_big</text:p>
          </table:table-cell>
          <table:table-cell table:style-name="ce23" office:value-type="string" calcext:value-type="string">
            <text:p>FNN_small</text:p>
          </table:table-cell>
          <table:table-cell table:style-name="ce23" office:value-type="string" calcext:value-type="string">
            <text:p>FNN_medium</text:p>
          </table:table-cell>
          <table:table-cell table:style-name="ce31" office:value-type="string" calcext:value-type="string">
            <text:p>FNN_bi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NIST</text:p>
          </table:table-cell>
          <table:table-cell table:formula="of:=9744/9984" office:value-type="percentage" office:value="0.975961538461538" calcext:value-type="percentage">
            <text:p>97.60%</text:p>
          </table:table-cell>
          <table:table-cell table:formula="of:=9880/9984" office:value-type="percentage" office:value="0.989583333333333" calcext:value-type="percentage">
            <text:p>98.96%</text:p>
          </table:table-cell>
          <table:table-cell office:value-type="string" calcext:value-type="string">
            <text:p>-</text:p>
          </table:table-cell>
          <table:table-cell table:formula="of:=9770/9984" office:value-type="percentage" office:value="0.978565705128205" calcext:value-type="percentage">
            <text:p>97.86%</text:p>
          </table:table-cell>
          <table:table-cell table:formula="of:=9811/9984" office:value-type="percentage" office:value="0.982672275641026" calcext:value-type="percentage">
            <text:p>98.27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ashionMNIST</text:p>
          </table:table-cell>
          <table:table-cell table:formula="of:=8534/9984" office:value-type="percentage" office:value="0.854767628205128" calcext:value-type="percentage">
            <text:p>85.48%</text:p>
          </table:table-cell>
          <table:table-cell table:formula="of:=8915/9984" office:value-type="percentage" office:value="0.892928685897436" calcext:value-type="percentage">
            <text:p>89.29%</text:p>
          </table:table-cell>
          <table:table-cell office:value-type="string" calcext:value-type="string">
            <text:p>-</text:p>
          </table:table-cell>
          <table:table-cell table:formula="of:=8437/9984" office:value-type="percentage" office:value="0.845052083333333" calcext:value-type="percentage">
            <text:p>84.51%</text:p>
          </table:table-cell>
          <table:table-cell table:formula="of:=8783/9984" office:value-type="percentage" office:value="0.879707532051282" calcext:value-type="percentage">
            <text:p>87.97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CAT_DOG</text:p>
          </table:table-cell>
          <table:table-cell table:formula="of:=4296/6144" office:value-type="percentage" office:value="0.69921875" calcext:value-type="percentage">
            <text:p>69.92%</text:p>
          </table:table-cell>
          <table:table-cell table:formula="of:=5319/6144" office:value-type="percentage" office:value="0.86572265625" calcext:value-type="percentage">
            <text:p>86.57%</text:p>
          </table:table-cell>
          <table:table-cell table:style-name="ce25" table:formula="of:=5395/6144" office:value-type="percentage" office:value="0.878092447916667" calcext:value-type="percentage">
            <text:p>87.81%</text:p>
          </table:table-cell>
          <table:table-cell table:formula="of:=3714/6144" office:value-type="percentage" office:value="0.6044921875" calcext:value-type="percentage">
            <text:p>60.45%</text:p>
          </table:table-cell>
          <table:table-cell table:formula="of:=4523/6144" office:value-type="percentage" office:value="0.736165364583333" calcext:value-type="percentage">
            <text:p>73.62%</text:p>
          </table:table-cell>
          <table:table-cell table:style-name="ce25" table:formula="of:=5140/6144" office:value-type="percentage" office:value="0.836588541666667" calcext:value-type="percentage">
            <text:p>83.66%</text:p>
          </table:table-cell>
        </table:table-row>
        <table:table-row table:style-name="ro1">
          <table:table-cell table:number-columns-repeated="7"/>
          <table:table-cell table:style-name="ce1"/>
          <table:table-cell table:style-name="Default" table:number-columns-repeated="5"/>
          <table:table-cell table:style-name="ce1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7" table:number-rows-spanned="1">
            <text:p>Kernel size: 7</text:p>
          </table:table-cell>
          <table:covered-table-cell table:style-name="ce21" office:value-type="float" office:value="7" calcext:value-type="float">
            <text:p>7</text:p>
          </table:covered-table-cell>
          <table:covered-table-cell table:number-columns-repeated="4" table:style-name="ce27"/>
          <table:covered-table-cell table:style-name="ce30"/>
        </table:table-row>
        <table:table-row table:style-name="ro1">
          <table:table-cell table:number-columns-repeated="7"/>
          <table:table-cell table:style-name="ce15"/>
          <table:table-cell table:style-name="ce23" office:value-type="string" calcext:value-type="string">
            <text:p>CNN_small</text:p>
          </table:table-cell>
          <table:table-cell table:style-name="ce23" office:value-type="string" calcext:value-type="string">
            <text:p>CNN_medium</text:p>
          </table:table-cell>
          <table:table-cell table:style-name="ce28" office:value-type="string" calcext:value-type="string">
            <text:p>CNN_big</text:p>
          </table:table-cell>
          <table:table-cell table:style-name="ce23" office:value-type="string" calcext:value-type="string">
            <text:p>FNN_small</text:p>
          </table:table-cell>
          <table:table-cell table:style-name="ce23" office:value-type="string" calcext:value-type="string">
            <text:p>FNN_medium</text:p>
          </table:table-cell>
          <table:table-cell table:style-name="ce31" office:value-type="string" calcext:value-type="string">
            <text:p>FNN_bi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NIST</text:p>
          </table:table-cell>
          <table:table-cell table:formula="of:=9835/9984" office:value-type="percentage" office:value="0.985076121794872" calcext:value-type="percentage">
            <text:p>98.51%</text:p>
          </table:table-cell>
          <table:table-cell table:formula="of:=9901/9984" office:value-type="percentage" office:value="0.991686698717949" calcext:value-type="percentage">
            <text:p>99.17%</text:p>
          </table:table-cell>
          <table:table-cell office:value-type="string" calcext:value-type="string">
            <text:p>-</text:p>
          </table:table-cell>
          <table:table-cell table:formula="of:=9780/9984" office:value-type="percentage" office:value="0.979567307692308" calcext:value-type="percentage">
            <text:p>97.96%</text:p>
          </table:table-cell>
          <table:table-cell table:formula="of:=9842/9984" office:value-type="percentage" office:value="0.985777243589744" calcext:value-type="percentage">
            <text:p>98.5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ashionMNIST</text:p>
          </table:table-cell>
          <table:table-cell table:formula="of:=8559/9984" office:value-type="percentage" office:value="0.857271634615385" calcext:value-type="percentage">
            <text:p>85.73%</text:p>
          </table:table-cell>
          <table:table-cell table:formula="of:=8923/9984" office:value-type="percentage" office:value="0.893729967948718" calcext:value-type="percentage">
            <text:p>89.37%</text:p>
          </table:table-cell>
          <table:table-cell office:value-type="string" calcext:value-type="string">
            <text:p>-</text:p>
          </table:table-cell>
          <table:table-cell table:formula="of:=8605/9984" office:value-type="percentage" office:value="0.861879006410256" calcext:value-type="percentage">
            <text:p>86.19%</text:p>
          </table:table-cell>
          <table:table-cell table:formula="of:=8844/9984" office:value-type="percentage" office:value="0.885817307692308" calcext:value-type="percentage">
            <text:p>88.5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7"/>
          <table:table-cell table:style-name="ce20" office:value-type="string" calcext:value-type="string">
            <text:p>CAT_DOG</text:p>
          </table:table-cell>
          <table:table-cell table:formula="of:=4416/6144" office:value-type="percentage" office:value="0.71875" calcext:value-type="percentage">
            <text:p>71.88%</text:p>
          </table:table-cell>
          <table:table-cell table:formula="of:=5367/6144" office:value-type="percentage" office:value="0.87353515625" calcext:value-type="percentage">
            <text:p>87.35%</text:p>
          </table:table-cell>
          <table:table-cell table:style-name="ce25" table:formula="of:=5251/6144" office:value-type="percentage" office:value="0.854654947916667" calcext:value-type="percentage">
            <text:p>85.47%</text:p>
          </table:table-cell>
          <table:table-cell table:formula="of:=3959/6144" office:value-type="percentage" office:value="0.644368489583333" calcext:value-type="percentage">
            <text:p>64.44%</text:p>
          </table:table-cell>
          <table:table-cell table:formula="of:=4686/6144" office:value-type="percentage" office:value="0.7626953125" calcext:value-type="percentage">
            <text:p>76.27%</text:p>
          </table:table-cell>
          <table:table-cell table:style-name="ce25" table:formula="of:=5119/6144" office:value-type="percentage" office:value="0.833170572916667" calcext:value-type="percentage">
            <text:p>83.3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1:40:05.626693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5-09T12:11:54.075886217</dc:date>
    <meta:editing-duration>P1DT2H23M33S</meta:editing-duration>
    <meta:editing-cycles>154</meta:editing-cycles>
    <meta:generator>LibreOffice/24.2.3.2$Linux_X86_64 LibreOffice_project/420$Build-2</meta:generator>
    <meta:document-statistic meta:table-count="3" meta:cell-count="258" meta:object-count="0"/>
  </office:meta>
</office:document-meta>
</file>